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Instance 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Pyasukp Internal Time (seconds)</text:p>
          </table:table-cell>
          <table:table-cell/>
          <table:table-cell office:value-type="string" calcext:value-type="string">
            <text:p>Instance Name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Pyasukp External Time (seconds)</text:p>
          </table:table-cell>
          <table:table-cell/>
          <table:table-cell office:value-type="string" calcext:value-type="string">
            <text:p>Instance Name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Pyasukp Max Memory Use (Kb)</text:p>
          </table:table-cell>
          <table:table-cell/>
          <table:table-cell office:value-type="string" calcext:value-type="string">
            <text:p>Instance Name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opt</text:p>
          </table:table-cell>
          <table:table-cell table:style-name="Default"/>
        </table:table-row>
        <table:table-row table:style-name="ro1">
          <table:table-cell office:value-type="string" calcext:value-type="string">
            <text:p>n10000wmin1000.ukp</text:p>
          </table:table-cell>
          <table:table-cell office:value-type="float" office:value="0.446389" calcext:value-type="float">
            <text:p>0.446389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string" calcext:value-type="string">
            <text:p>n10000wmin1000.ukp</text:p>
          </table:table-cell>
          <table:table-cell office:value-type="float" office:value="1.12" calcext:value-type="float">
            <text:p>1.12</text:p>
          </table:table-cell>
          <table:table-cell office:value-type="float" office:value="7.31" calcext:value-type="float">
            <text:p>7.31</text:p>
          </table:table-cell>
          <table:table-cell/>
          <table:table-cell office:value-type="string" calcext:value-type="string">
            <text:p>n10000wmin1000.ukp</text:p>
          </table:table-cell>
          <table:table-cell office:value-type="float" office:value="4692456" calcext:value-type="float">
            <text:p>4692456</text:p>
          </table:table-cell>
          <table:table-cell office:value-type="float" office:value="44348" calcext:value-type="float">
            <text:p>44348</text:p>
          </table:table-cell>
          <table:table-cell/>
          <table:table-cell office:value-type="string" calcext:value-type="string">
            <text:p>n10000wmin1000.ukp</text:p>
          </table:table-cell>
          <table:table-cell table:number-columns-repeated="2" office:value-type="float" office:value="396226198" calcext:value-type="float">
            <text:p>396226198</text:p>
          </table:table-cell>
          <table:table-cell table:formula="of:=([.N2] = [.O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0000wmin100.ukp</text:p>
          </table:table-cell>
          <table:table-cell office:value-type="float" office:value="0.0317067" calcext:value-type="float">
            <text:p>0.0317067</text:p>
          </table:table-cell>
          <table:table-cell office:value-type="float" office:value="0.01667" calcext:value-type="float">
            <text:p>0.01667</text:p>
          </table:table-cell>
          <table:table-cell/>
          <table:table-cell office:value-type="string" calcext:value-type="string">
            <text:p>n10000wmin100.ukp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10000wmin100.ukp</text:p>
          </table:table-cell>
          <table:table-cell office:value-type="float" office:value="247676" calcext:value-type="float">
            <text:p>247676</text:p>
          </table:table-cell>
          <table:table-cell office:value-type="float" office:value="7752" calcext:value-type="float">
            <text:p>7752</text:p>
          </table:table-cell>
          <table:table-cell/>
          <table:table-cell office:value-type="string" calcext:value-type="string">
            <text:p>n10000wmin100.ukp</text:p>
          </table:table-cell>
          <table:table-cell table:number-columns-repeated="2" office:value-type="float" office:value="401426478" calcext:value-type="float">
            <text:p>401426478</text:p>
          </table:table-cell>
          <table:table-cell table:formula="of:=([.N3] = [.O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0000wmin10.ukp</text:p>
          </table:table-cell>
          <table:table-cell office:value-type="float" office:value="0.00238544" calcext:value-type="float">
            <text:p>0.002385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10.ukp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10.ukp</text:p>
          </table:table-cell>
          <table:table-cell office:value-type="float" office:value="5300" calcext:value-type="float">
            <text:p>5300</text:p>
          </table:table-cell>
          <table:table-cell office:value-type="float" office:value="5172" calcext:value-type="float">
            <text:p>5172</text:p>
          </table:table-cell>
          <table:table-cell/>
          <table:table-cell office:value-type="string" calcext:value-type="string">
            <text:p>n10000wmin10.ukp</text:p>
          </table:table-cell>
          <table:table-cell table:number-columns-repeated="2" office:value-type="float" office:value="558139495" calcext:value-type="float">
            <text:p>558139495</text:p>
          </table:table-cell>
          <table:table-cell table:formula="of:=([.N4] = [.O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0000wmin1.ukp</text:p>
          </table:table-cell>
          <table:table-cell office:value-type="float" office:value="0.00119991" calcext:value-type="float">
            <text:p>0.00119991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10000wmin1.ukp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1.ukp</text:p>
          </table:table-cell>
          <table:table-cell office:value-type="float" office:value="5100" calcext:value-type="float">
            <text:p>5100</text:p>
          </table:table-cell>
          <table:table-cell office:value-type="float" office:value="5264" calcext:value-type="float">
            <text:p>5264</text:p>
          </table:table-cell>
          <table:table-cell/>
          <table:table-cell office:value-type="string" calcext:value-type="string">
            <text:p>n10000wmin1.ukp</text:p>
          </table:table-cell>
          <table:table-cell table:number-columns-repeated="2" office:value-type="float" office:value="3400000000" calcext:value-type="float">
            <text:p>3400000000</text:p>
          </table:table-cell>
          <table:table-cell table:formula="of:=([.N5] = [.O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0000wmin3000.ukp</text:p>
          </table:table-cell>
          <table:table-cell office:value-type="float" office:value="0.576556" calcext:value-type="float">
            <text:p>0.576556</text:p>
          </table:table-cell>
          <table:table-cell office:value-type="float" office:value="9.98" calcext:value-type="float">
            <text:p>9.98</text:p>
          </table:table-cell>
          <table:table-cell/>
          <table:table-cell office:value-type="string" calcext:value-type="string">
            <text:p>n10000wmin3000.ukp</text:p>
          </table:table-cell>
          <table:table-cell office:value-type="float" office:value="1.27" calcext:value-type="float">
            <text:p>1.27</text:p>
          </table:table-cell>
          <table:table-cell office:value-type="float" office:value="10.04" calcext:value-type="float">
            <text:p>10.04</text:p>
          </table:table-cell>
          <table:table-cell/>
          <table:table-cell office:value-type="string" calcext:value-type="string">
            <text:p>n10000wmin3000.ukp</text:p>
          </table:table-cell>
          <table:table-cell office:value-type="float" office:value="4692456" calcext:value-type="float">
            <text:p>4692456</text:p>
          </table:table-cell>
          <table:table-cell office:value-type="float" office:value="305636" calcext:value-type="float">
            <text:p>305636</text:p>
          </table:table-cell>
          <table:table-cell/>
          <table:table-cell office:value-type="string" calcext:value-type="string">
            <text:p>n10000wmin3000.ukp</text:p>
          </table:table-cell>
          <table:table-cell table:number-columns-repeated="2" office:value-type="float" office:value="392348789" calcext:value-type="float">
            <text:p>392348789</text:p>
          </table:table-cell>
          <table:table-cell table:formula="of:=([.N6] = [.O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0000wmin300.ukp</text:p>
          </table:table-cell>
          <table:table-cell office:value-type="float" office:value="0.426863" calcext:value-type="float">
            <text:p>0.426863</text:p>
          </table:table-cell>
          <table:table-cell office:value-type="float" office:value="3.23" calcext:value-type="float">
            <text:p>3.23</text:p>
          </table:table-cell>
          <table:table-cell/>
          <table:table-cell office:value-type="string" calcext:value-type="string">
            <text:p>n10000wmin300.ukp</text:p>
          </table:table-cell>
          <table:table-cell office:value-type="float" office:value="1.09" calcext:value-type="float">
            <text:p>1.09</text:p>
          </table:table-cell>
          <table:table-cell office:value-type="float" office:value="3.23" calcext:value-type="float">
            <text:p>3.23</text:p>
          </table:table-cell>
          <table:table-cell/>
          <table:table-cell office:value-type="string" calcext:value-type="string">
            <text:p>n10000wmin300.ukp</text:p>
          </table:table-cell>
          <table:table-cell office:value-type="float" office:value="4692312" calcext:value-type="float">
            <text:p>4692312</text:p>
          </table:table-cell>
          <table:table-cell office:value-type="float" office:value="26252" calcext:value-type="float">
            <text:p>26252</text:p>
          </table:table-cell>
          <table:table-cell/>
          <table:table-cell office:value-type="string" calcext:value-type="string">
            <text:p>n10000wmin300.ukp</text:p>
          </table:table-cell>
          <table:table-cell table:number-columns-repeated="2" office:value-type="float" office:value="399695900" calcext:value-type="float">
            <text:p>399695900</text:p>
          </table:table-cell>
          <table:table-cell table:formula="of:=([.N7] = [.O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0000wmin30.ukp</text:p>
          </table:table-cell>
          <table:table-cell office:value-type="float" office:value="0.00159161" calcext:value-type="float">
            <text:p>0.00159161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10000wmin30.ukp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30.ukp</text:p>
          </table:table-cell>
          <table:table-cell office:value-type="float" office:value="5092" calcext:value-type="float">
            <text:p>5092</text:p>
          </table:table-cell>
          <table:table-cell office:value-type="float" office:value="5180" calcext:value-type="float">
            <text:p>5180</text:p>
          </table:table-cell>
          <table:table-cell/>
          <table:table-cell office:value-type="string" calcext:value-type="string">
            <text:p>n10000wmin30.ukp</text:p>
          </table:table-cell>
          <table:table-cell table:number-columns-repeated="2" office:value-type="float" office:value="626086899" calcext:value-type="float">
            <text:p>626086899</text:p>
          </table:table-cell>
          <table:table-cell table:formula="of:=([.N8] = [.O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0000wmin3.ukp</text:p>
          </table:table-cell>
          <table:table-cell office:value-type="float" office:value="0.00121265" calcext:value-type="float">
            <text:p>0.0012126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10000wmin3.ukp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3.ukp</text:p>
          </table:table-cell>
          <table:table-cell office:value-type="float" office:value="5052" calcext:value-type="float">
            <text:p>5052</text:p>
          </table:table-cell>
          <table:table-cell office:value-type="float" office:value="5192" calcext:value-type="float">
            <text:p>5192</text:p>
          </table:table-cell>
          <table:table-cell/>
          <table:table-cell office:value-type="string" calcext:value-type="string">
            <text:p>n10000wmin3.ukp</text:p>
          </table:table-cell>
          <table:table-cell table:number-columns-repeated="2" office:value-type="float" office:value="4499999955" calcext:value-type="float">
            <text:p>4499999955</text:p>
          </table:table-cell>
          <table:table-cell table:formula="of:=([.N9] = [.O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1000.ukp</text:p>
          </table:table-cell>
          <table:table-cell office:value-type="float" office:value="0.534755" calcext:value-type="float">
            <text:p>0.534755</text:p>
          </table:table-cell>
          <table:table-cell office:value-type="float" office:value="7.11667" calcext:value-type="float">
            <text:p>7.11667</text:p>
          </table:table-cell>
          <table:table-cell/>
          <table:table-cell office:value-type="string" calcext:value-type="string">
            <text:p>n15000wmin1000.ukp</text:p>
          </table:table-cell>
          <table:table-cell office:value-type="float" office:value="1.2" calcext:value-type="float">
            <text:p>1.2</text:p>
          </table:table-cell>
          <table:table-cell office:value-type="float" office:value="7.12" calcext:value-type="float">
            <text:p>7.12</text:p>
          </table:table-cell>
          <table:table-cell/>
          <table:table-cell office:value-type="string" calcext:value-type="string">
            <text:p>n15000wmin1000.ukp</text:p>
          </table:table-cell>
          <table:table-cell office:value-type="float" office:value="4692412" calcext:value-type="float">
            <text:p>4692412</text:p>
          </table:table-cell>
          <table:table-cell office:value-type="float" office:value="27108" calcext:value-type="float">
            <text:p>27108</text:p>
          </table:table-cell>
          <table:table-cell/>
          <table:table-cell office:value-type="string" calcext:value-type="string">
            <text:p>n15000wmin1000.ukp</text:p>
          </table:table-cell>
          <table:table-cell table:number-columns-repeated="2" office:value-type="float" office:value="397622633" calcext:value-type="float">
            <text:p>397622633</text:p>
          </table:table-cell>
          <table:table-cell table:formula="of:=([.N10] = [.O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100.ukp</text:p>
          </table:table-cell>
          <table:table-cell office:value-type="float" office:value="0.00679173" calcext:value-type="float">
            <text:p>0.0067917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n15000wmin100.ukp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15000wmin100.ukp</text:p>
          </table:table-cell>
          <table:table-cell office:value-type="float" office:value="6472" calcext:value-type="float">
            <text:p>6472</text:p>
          </table:table-cell>
          <table:table-cell office:value-type="float" office:value="5548" calcext:value-type="float">
            <text:p>5548</text:p>
          </table:table-cell>
          <table:table-cell/>
          <table:table-cell office:value-type="string" calcext:value-type="string">
            <text:p>n15000wmin100.ukp</text:p>
          </table:table-cell>
          <table:table-cell table:number-columns-repeated="2" office:value-type="float" office:value="468656487" calcext:value-type="float">
            <text:p>468656487</text:p>
          </table:table-cell>
          <table:table-cell table:formula="of:=([.N11] = [.O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10.ukp</text:p>
          </table:table-cell>
          <table:table-cell office:value-type="float" office:value="0.00201778" calcext:value-type="float">
            <text:p>0.0020177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15000wmin10.ukp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5000wmin10.ukp</text:p>
          </table:table-cell>
          <table:table-cell office:value-type="float" office:value="5636" calcext:value-type="float">
            <text:p>5636</text:p>
          </table:table-cell>
          <table:table-cell office:value-type="float" office:value="7020" calcext:value-type="float">
            <text:p>7020</text:p>
          </table:table-cell>
          <table:table-cell/>
          <table:table-cell office:value-type="string" calcext:value-type="string">
            <text:p>n15000wmin10.ukp</text:p>
          </table:table-cell>
          <table:table-cell table:number-columns-repeated="2" office:value-type="float" office:value="779660990" calcext:value-type="float">
            <text:p>779660990</text:p>
          </table:table-cell>
          <table:table-cell table:formula="of:=([.N12] = [.O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1.ukp</text:p>
          </table:table-cell>
          <table:table-cell office:value-type="float" office:value="0.00156307" calcext:value-type="float">
            <text:p>0.00156307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15000wmin1.ukp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5000wmin1.ukp</text:p>
          </table:table-cell>
          <table:table-cell office:value-type="float" office:value="5424" calcext:value-type="float">
            <text:p>5424</text:p>
          </table:table-cell>
          <table:table-cell office:value-type="float" office:value="5384" calcext:value-type="float">
            <text:p>5384</text:p>
          </table:table-cell>
          <table:table-cell/>
          <table:table-cell office:value-type="string" calcext:value-type="string">
            <text:p>n15000wmin1.ukp</text:p>
          </table:table-cell>
          <table:table-cell table:number-columns-repeated="2" office:value-type="float" office:value="600000000" calcext:value-type="float">
            <text:p>600000000</text:p>
          </table:table-cell>
          <table:table-cell table:formula="of:=([.N13] = [.O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3000.ukp</text:p>
          </table:table-cell>
          <table:table-cell office:value-type="float" office:value="0.53818" calcext:value-type="float">
            <text:p>0.53818</text:p>
          </table:table-cell>
          <table:table-cell office:value-type="float" office:value="10.67333" calcext:value-type="float">
            <text:p>10.67333</text:p>
          </table:table-cell>
          <table:table-cell/>
          <table:table-cell office:value-type="string" calcext:value-type="string">
            <text:p>n15000wmin3000.ukp</text:p>
          </table:table-cell>
          <table:table-cell office:value-type="float" office:value="1.2" calcext:value-type="float">
            <text:p>1.2</text:p>
          </table:table-cell>
          <table:table-cell office:value-type="float" office:value="10.67" calcext:value-type="float">
            <text:p>10.67</text:p>
          </table:table-cell>
          <table:table-cell/>
          <table:table-cell office:value-type="string" calcext:value-type="string">
            <text:p>n15000wmin3000.ukp</text:p>
          </table:table-cell>
          <table:table-cell office:value-type="float" office:value="4692456" calcext:value-type="float">
            <text:p>4692456</text:p>
          </table:table-cell>
          <table:table-cell office:value-type="float" office:value="33460" calcext:value-type="float">
            <text:p>33460</text:p>
          </table:table-cell>
          <table:table-cell/>
          <table:table-cell office:value-type="string" calcext:value-type="string">
            <text:p>n15000wmin3000.ukp</text:p>
          </table:table-cell>
          <table:table-cell table:number-columns-repeated="2" office:value-type="float" office:value="389452929" calcext:value-type="float">
            <text:p>389452929</text:p>
          </table:table-cell>
          <table:table-cell table:formula="of:=([.N14] = [.O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300.ukp</text:p>
          </table:table-cell>
          <table:table-cell office:value-type="float" office:value="0.412557" calcext:value-type="float">
            <text:p>0.412557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n15000wmin300.ukp</text:p>
          </table:table-cell>
          <table:table-cell office:value-type="float" office:value="1.08" calcext:value-type="float">
            <text:p>1.08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n15000wmin300.ukp</text:p>
          </table:table-cell>
          <table:table-cell office:value-type="float" office:value="4692484" calcext:value-type="float">
            <text:p>4692484</text:p>
          </table:table-cell>
          <table:table-cell office:value-type="float" office:value="25300" calcext:value-type="float">
            <text:p>25300</text:p>
          </table:table-cell>
          <table:table-cell/>
          <table:table-cell office:value-type="string" calcext:value-type="string">
            <text:p>n15000wmin300.ukp</text:p>
          </table:table-cell>
          <table:table-cell table:number-columns-repeated="2" office:value-type="float" office:value="405328627" calcext:value-type="float">
            <text:p>405328627</text:p>
          </table:table-cell>
          <table:table-cell table:formula="of:=([.N15] = [.O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30.ukp</text:p>
          </table:table-cell>
          <table:table-cell office:value-type="float" office:value="0.00215521" calcext:value-type="float">
            <text:p>0.00215521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15000wmin30.ukp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5000wmin30.ukp</text:p>
          </table:table-cell>
          <table:table-cell office:value-type="float" office:value="5196" calcext:value-type="float">
            <text:p>5196</text:p>
          </table:table-cell>
          <table:table-cell office:value-type="float" office:value="5600" calcext:value-type="float">
            <text:p>5600</text:p>
          </table:table-cell>
          <table:table-cell/>
          <table:table-cell office:value-type="string" calcext:value-type="string">
            <text:p>n15000wmin30.ukp</text:p>
          </table:table-cell>
          <table:table-cell table:number-columns-repeated="2" office:value-type="float" office:value="502222202" calcext:value-type="float">
            <text:p>502222202</text:p>
          </table:table-cell>
          <table:table-cell table:formula="of:=([.N16] = [.O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3.ukp</text:p>
          </table:table-cell>
          <table:table-cell office:value-type="float" office:value="0.00155694" calcext:value-type="float">
            <text:p>0.00155694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15000wmin3.ukp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5000wmin3.ukp</text:p>
          </table:table-cell>
          <table:table-cell office:value-type="float" office:value="5376" calcext:value-type="float">
            <text:p>5376</text:p>
          </table:table-cell>
          <table:table-cell office:value-type="float" office:value="5600" calcext:value-type="float">
            <text:p>5600</text:p>
          </table:table-cell>
          <table:table-cell/>
          <table:table-cell office:value-type="string" calcext:value-type="string">
            <text:p>n15000wmin3.ukp</text:p>
          </table:table-cell>
          <table:table-cell table:number-columns-repeated="2" office:value-type="float" office:value="700000000" calcext:value-type="float">
            <text:p>700000000</text:p>
          </table:table-cell>
          <table:table-cell table:formula="of:=([.N17] = [.O1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1000.ukp</text:p>
          </table:table-cell>
          <table:table-cell office:value-type="float" office:value="0.66881" calcext:value-type="float">
            <text:p>0.66881</text:p>
          </table:table-cell>
          <table:table-cell office:value-type="float" office:value="17.01333" calcext:value-type="float">
            <text:p>17.01333</text:p>
          </table:table-cell>
          <table:table-cell/>
          <table:table-cell office:value-type="string" calcext:value-type="string">
            <text:p>n20000wmin1000.ukp</text:p>
          </table:table-cell>
          <table:table-cell office:value-type="float" office:value="1.36" calcext:value-type="float">
            <text:p>1.36</text:p>
          </table:table-cell>
          <table:table-cell office:value-type="float" office:value="17.02" calcext:value-type="float">
            <text:p>17.02</text:p>
          </table:table-cell>
          <table:table-cell/>
          <table:table-cell office:value-type="string" calcext:value-type="string">
            <text:p>n20000wmin1000.ukp</text:p>
          </table:table-cell>
          <table:table-cell office:value-type="float" office:value="4692664" calcext:value-type="float">
            <text:p>4692664</text:p>
          </table:table-cell>
          <table:table-cell office:value-type="float" office:value="108520" calcext:value-type="float">
            <text:p>108520</text:p>
          </table:table-cell>
          <table:table-cell/>
          <table:table-cell office:value-type="string" calcext:value-type="string">
            <text:p>n20000wmin1000.ukp</text:p>
          </table:table-cell>
          <table:table-cell table:number-columns-repeated="2" office:value-type="float" office:value="396084603" calcext:value-type="float">
            <text:p>396084603</text:p>
          </table:table-cell>
          <table:table-cell table:formula="of:=([.N18] = [.O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100.ukp</text:p>
          </table:table-cell>
          <table:table-cell office:value-type="float" office:value="0.0586818" calcext:value-type="float">
            <text:p>0.0586818</text:p>
          </table:table-cell>
          <table:table-cell office:value-type="float" office:value="0.05333" calcext:value-type="float">
            <text:p>0.05333</text:p>
          </table:table-cell>
          <table:table-cell/>
          <table:table-cell office:value-type="string" calcext:value-type="string">
            <text:p>n20000wmin100.ukp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n20000wmin100.ukp</text:p>
          </table:table-cell>
          <table:table-cell office:value-type="float" office:value="393080" calcext:value-type="float">
            <text:p>393080</text:p>
          </table:table-cell>
          <table:table-cell office:value-type="float" office:value="8720" calcext:value-type="float">
            <text:p>8720</text:p>
          </table:table-cell>
          <table:table-cell/>
          <table:table-cell office:value-type="string" calcext:value-type="string">
            <text:p>n20000wmin100.ukp</text:p>
          </table:table-cell>
          <table:table-cell table:number-columns-repeated="2" office:value-type="float" office:value="424051761" calcext:value-type="float">
            <text:p>424051761</text:p>
          </table:table-cell>
          <table:table-cell table:formula="of:=([.N19] = [.O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10.ukp</text:p>
          </table:table-cell>
          <table:table-cell office:value-type="float" office:value="0.0483545" calcext:value-type="float">
            <text:p>0.0483545</text:p>
          </table:table-cell>
          <table:table-cell office:value-type="float" office:value="0.04667" calcext:value-type="float">
            <text:p>0.04667</text:p>
          </table:table-cell>
          <table:table-cell/>
          <table:table-cell office:value-type="string" calcext:value-type="string">
            <text:p>n20000wmin10.ukp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n20000wmin10.ukp</text:p>
          </table:table-cell>
          <table:table-cell office:value-type="float" office:value="355560" calcext:value-type="float">
            <text:p>355560</text:p>
          </table:table-cell>
          <table:table-cell office:value-type="float" office:value="8688" calcext:value-type="float">
            <text:p>8688</text:p>
          </table:table-cell>
          <table:table-cell/>
          <table:table-cell office:value-type="string" calcext:value-type="string">
            <text:p>n20000wmin10.ukp</text:p>
          </table:table-cell>
          <table:table-cell table:number-columns-repeated="2" office:value-type="float" office:value="426822651" calcext:value-type="float">
            <text:p>426822651</text:p>
          </table:table-cell>
          <table:table-cell table:formula="of:=([.N20] = [.O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1.ukp</text:p>
          </table:table-cell>
          <table:table-cell office:value-type="float" office:value="0.00226553" calcext:value-type="float">
            <text:p>0.00226553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20000wmin1.ukp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20000wmin1.ukp</text:p>
          </table:table-cell>
          <table:table-cell office:value-type="float" office:value="5316" calcext:value-type="float">
            <text:p>5316</text:p>
          </table:table-cell>
          <table:table-cell office:value-type="float" office:value="7832" calcext:value-type="float">
            <text:p>7832</text:p>
          </table:table-cell>
          <table:table-cell/>
          <table:table-cell office:value-type="string" calcext:value-type="string">
            <text:p>n20000wmin1.ukp</text:p>
          </table:table-cell>
          <table:table-cell table:number-columns-repeated="2" office:value-type="float" office:value="700000000" calcext:value-type="float">
            <text:p>700000000</text:p>
          </table:table-cell>
          <table:table-cell table:formula="of:=([.N21] = [.O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3000.ukp</text:p>
          </table:table-cell>
          <table:table-cell office:value-type="float" office:value="0.76679" calcext:value-type="float">
            <text:p>0.76679</text:p>
          </table:table-cell>
          <table:table-cell office:value-type="float" office:value="15.81" calcext:value-type="float">
            <text:p>15.81</text:p>
          </table:table-cell>
          <table:table-cell/>
          <table:table-cell office:value-type="string" calcext:value-type="string">
            <text:p>n20000wmin3000.ukp</text:p>
          </table:table-cell>
          <table:table-cell office:value-type="float" office:value="1.47" calcext:value-type="float">
            <text:p>1.47</text:p>
          </table:table-cell>
          <table:table-cell office:value-type="float" office:value="15.82" calcext:value-type="float">
            <text:p>15.82</text:p>
          </table:table-cell>
          <table:table-cell/>
          <table:table-cell office:value-type="string" calcext:value-type="string">
            <text:p>n20000wmin3000.ukp</text:p>
          </table:table-cell>
          <table:table-cell office:value-type="float" office:value="4692492" calcext:value-type="float">
            <text:p>4692492</text:p>
          </table:table-cell>
          <table:table-cell office:value-type="float" office:value="240428" calcext:value-type="float">
            <text:p>240428</text:p>
          </table:table-cell>
          <table:table-cell/>
          <table:table-cell office:value-type="string" calcext:value-type="string">
            <text:p>n20000wmin3000.ukp</text:p>
          </table:table-cell>
          <table:table-cell table:number-columns-repeated="2" office:value-type="float" office:value="388969443" calcext:value-type="float">
            <text:p>388969443</text:p>
          </table:table-cell>
          <table:table-cell table:formula="of:=([.N22] = [.O2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300.ukp</text:p>
          </table:table-cell>
          <table:table-cell office:value-type="float" office:value="0.634638" calcext:value-type="float">
            <text:p>0.634638</text:p>
          </table:table-cell>
          <table:table-cell office:value-type="float" office:value="15.41" calcext:value-type="float">
            <text:p>15.41</text:p>
          </table:table-cell>
          <table:table-cell/>
          <table:table-cell office:value-type="string" calcext:value-type="string">
            <text:p>n20000wmin300.ukp</text:p>
          </table:table-cell>
          <table:table-cell office:value-type="float" office:value="1.31" calcext:value-type="float">
            <text:p>1.31</text:p>
          </table:table-cell>
          <table:table-cell office:value-type="float" office:value="15.41" calcext:value-type="float">
            <text:p>15.41</text:p>
          </table:table-cell>
          <table:table-cell/>
          <table:table-cell office:value-type="string" calcext:value-type="string">
            <text:p>n20000wmin300.ukp</text:p>
          </table:table-cell>
          <table:table-cell office:value-type="float" office:value="4692732" calcext:value-type="float">
            <text:p>4692732</text:p>
          </table:table-cell>
          <table:table-cell office:value-type="float" office:value="30900" calcext:value-type="float">
            <text:p>30900</text:p>
          </table:table-cell>
          <table:table-cell/>
          <table:table-cell office:value-type="string" calcext:value-type="string">
            <text:p>n20000wmin300.ukp</text:p>
          </table:table-cell>
          <table:table-cell table:number-columns-repeated="2" office:value-type="float" office:value="399916061" calcext:value-type="float">
            <text:p>399916061</text:p>
          </table:table-cell>
          <table:table-cell table:formula="of:=([.N23] = [.O2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30.ukp</text:p>
          </table:table-cell>
          <table:table-cell office:value-type="float" office:value="0.0563093" calcext:value-type="float">
            <text:p>0.0563093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n20000wmin30.ukp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n20000wmin30.ukp</text:p>
          </table:table-cell>
          <table:table-cell office:value-type="float" office:value="587856" calcext:value-type="float">
            <text:p>587856</text:p>
          </table:table-cell>
          <table:table-cell office:value-type="float" office:value="9504" calcext:value-type="float">
            <text:p>9504</text:p>
          </table:table-cell>
          <table:table-cell/>
          <table:table-cell office:value-type="string" calcext:value-type="string">
            <text:p>n20000wmin30.ukp</text:p>
          </table:table-cell>
          <table:table-cell table:number-columns-repeated="2" office:value-type="float" office:value="431795735" calcext:value-type="float">
            <text:p>431795735</text:p>
          </table:table-cell>
          <table:table-cell table:formula="of:=([.N24] = [.O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3.ukp</text:p>
          </table:table-cell>
          <table:table-cell office:value-type="float" office:value="0.00315326" calcext:value-type="float">
            <text:p>0.0031532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20000wmin3.ukp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20000wmin3.ukp</text:p>
          </table:table-cell>
          <table:table-cell office:value-type="float" office:value="5292" calcext:value-type="float">
            <text:p>5292</text:p>
          </table:table-cell>
          <table:table-cell office:value-type="float" office:value="8168" calcext:value-type="float">
            <text:p>8168</text:p>
          </table:table-cell>
          <table:table-cell/>
          <table:table-cell office:value-type="string" calcext:value-type="string">
            <text:p>n20000wmin3.ukp</text:p>
          </table:table-cell>
          <table:table-cell table:number-columns-repeated="2" office:value-type="float" office:value="472340417" calcext:value-type="float">
            <text:p>472340417</text:p>
          </table:table-cell>
          <table:table-cell table:formula="of:=([.N25] = [.O2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1000.ukp</text:p>
          </table:table-cell>
          <table:table-cell office:value-type="float" office:value="0.706605" calcext:value-type="float">
            <text:p>0.706605</text:p>
          </table:table-cell>
          <table:table-cell office:value-type="float" office:value="0.02667" calcext:value-type="float">
            <text:p>0.02667</text:p>
          </table:table-cell>
          <table:table-cell/>
          <table:table-cell office:value-type="string" calcext:value-type="string">
            <text:p>n25000wmin1000.ukp</text:p>
          </table:table-cell>
          <table:table-cell office:value-type="float" office:value="1.39" calcext:value-type="float">
            <text:p>1.39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n25000wmin1000.ukp</text:p>
          </table:table-cell>
          <table:table-cell office:value-type="float" office:value="4692664" calcext:value-type="float">
            <text:p>4692664</text:p>
          </table:table-cell>
          <table:table-cell office:value-type="float" office:value="25560" calcext:value-type="float">
            <text:p>25560</text:p>
          </table:table-cell>
          <table:table-cell/>
          <table:table-cell office:value-type="string" calcext:value-type="string">
            <text:p>n25000wmin1000.ukp</text:p>
          </table:table-cell>
          <table:table-cell table:number-columns-repeated="2" office:value-type="float" office:value="396747041" calcext:value-type="float">
            <text:p>396747041</text:p>
          </table:table-cell>
          <table:table-cell table:formula="of:=([.N26] = [.O2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100.ukp</text:p>
          </table:table-cell>
          <table:table-cell office:value-type="float" office:value="0.0464775" calcext:value-type="float">
            <text:p>0.0464775</text:p>
          </table:table-cell>
          <table:table-cell office:value-type="float" office:value="0.03667" calcext:value-type="float">
            <text:p>0.03667</text:p>
          </table:table-cell>
          <table:table-cell/>
          <table:table-cell office:value-type="string" calcext:value-type="string">
            <text:p>n25000wmin100.ukp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n25000wmin100.ukp</text:p>
          </table:table-cell>
          <table:table-cell office:value-type="float" office:value="56432" calcext:value-type="float">
            <text:p>56432</text:p>
          </table:table-cell>
          <table:table-cell office:value-type="float" office:value="8800" calcext:value-type="float">
            <text:p>8800</text:p>
          </table:table-cell>
          <table:table-cell/>
          <table:table-cell office:value-type="string" calcext:value-type="string">
            <text:p>n25000wmin100.ukp</text:p>
          </table:table-cell>
          <table:table-cell table:number-columns-repeated="2" office:value-type="float" office:value="411393374" calcext:value-type="float">
            <text:p>411393374</text:p>
          </table:table-cell>
          <table:table-cell table:formula="of:=([.N27] = [.O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10.ukp</text:p>
          </table:table-cell>
          <table:table-cell office:value-type="float" office:value="0.00280772" calcext:value-type="float">
            <text:p>0.0028077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n25000wmin10.ukp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25000wmin10.ukp</text:p>
          </table:table-cell>
          <table:table-cell office:value-type="float" office:value="5624" calcext:value-type="float">
            <text:p>5624</text:p>
          </table:table-cell>
          <table:table-cell office:value-type="float" office:value="8188" calcext:value-type="float">
            <text:p>8188</text:p>
          </table:table-cell>
          <table:table-cell/>
          <table:table-cell office:value-type="string" calcext:value-type="string">
            <text:p>n25000wmin10.ukp</text:p>
          </table:table-cell>
          <table:table-cell table:number-columns-repeated="2" office:value-type="float" office:value="623529410" calcext:value-type="float">
            <text:p>623529410</text:p>
          </table:table-cell>
          <table:table-cell table:formula="of:=([.N28] = [.O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1.ukp</text:p>
          </table:table-cell>
          <table:table-cell office:value-type="float" office:value="0.00337723" calcext:value-type="float">
            <text:p>0.0033772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n25000wmin1.ukp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25000wmin1.ukp</text:p>
          </table:table-cell>
          <table:table-cell office:value-type="float" office:value="5452" calcext:value-type="float">
            <text:p>5452</text:p>
          </table:table-cell>
          <table:table-cell office:value-type="float" office:value="8644" calcext:value-type="float">
            <text:p>8644</text:p>
          </table:table-cell>
          <table:table-cell/>
          <table:table-cell office:value-type="string" calcext:value-type="string">
            <text:p>n25000wmin1.ukp</text:p>
          </table:table-cell>
          <table:table-cell table:number-columns-repeated="2" office:value-type="float" office:value="937500000" calcext:value-type="float">
            <text:p>937500000</text:p>
          </table:table-cell>
          <table:table-cell table:formula="of:=([.N29] = [.O2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3000.ukp</text:p>
          </table:table-cell>
          <table:table-cell office:value-type="float" office:value="0.877611" calcext:value-type="float">
            <text:p>0.877611</text:p>
          </table:table-cell>
          <table:table-cell office:value-type="float" office:value="51.98666" calcext:value-type="float">
            <text:p>51.98666</text:p>
          </table:table-cell>
          <table:table-cell/>
          <table:table-cell office:value-type="string" calcext:value-type="string">
            <text:p>n25000wmin3000.ukp</text:p>
          </table:table-cell>
          <table:table-cell office:value-type="float" office:value="1.58" calcext:value-type="float">
            <text:p>1.58</text:p>
          </table:table-cell>
          <table:table-cell office:value-type="float" office:value="51.96" calcext:value-type="float">
            <text:p>51.96</text:p>
          </table:table-cell>
          <table:table-cell/>
          <table:table-cell office:value-type="string" calcext:value-type="string">
            <text:p>n25000wmin3000.ukp</text:p>
          </table:table-cell>
          <table:table-cell office:value-type="float" office:value="4692668" calcext:value-type="float">
            <text:p>4692668</text:p>
          </table:table-cell>
          <table:table-cell office:value-type="float" office:value="56356" calcext:value-type="float">
            <text:p>56356</text:p>
          </table:table-cell>
          <table:table-cell/>
          <table:table-cell office:value-type="string" calcext:value-type="string">
            <text:p>n25000wmin3000.ukp</text:p>
          </table:table-cell>
          <table:table-cell table:number-columns-repeated="2" office:value-type="float" office:value="388487135" calcext:value-type="float">
            <text:p>388487135</text:p>
          </table:table-cell>
          <table:table-cell table:formula="of:=([.N30] = [.O3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300.ukp</text:p>
          </table:table-cell>
          <table:table-cell office:value-type="float" office:value="0.39134" calcext:value-type="float">
            <text:p>0.39134</text:p>
          </table:table-cell>
          <table:table-cell office:value-type="float" office:value="0.50667" calcext:value-type="float">
            <text:p>0.50667</text:p>
          </table:table-cell>
          <table:table-cell/>
          <table:table-cell office:value-type="string" calcext:value-type="string">
            <text:p>n25000wmin300.ukp</text:p>
          </table:table-cell>
          <table:table-cell office:value-type="float" office:value="1.07" calcext:value-type="float">
            <text:p>1.07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string" calcext:value-type="string">
            <text:p>n25000wmin300.ukp</text:p>
          </table:table-cell>
          <table:table-cell office:value-type="float" office:value="4692516" calcext:value-type="float">
            <text:p>4692516</text:p>
          </table:table-cell>
          <table:table-cell office:value-type="float" office:value="29628" calcext:value-type="float">
            <text:p>29628</text:p>
          </table:table-cell>
          <table:table-cell/>
          <table:table-cell office:value-type="string" calcext:value-type="string">
            <text:p>n25000wmin300.ukp</text:p>
          </table:table-cell>
          <table:table-cell table:number-columns-repeated="2" office:value-type="float" office:value="404414067" calcext:value-type="float">
            <text:p>404414067</text:p>
          </table:table-cell>
          <table:table-cell table:formula="of:=([.N31] = [.O3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30.ukp</text:p>
          </table:table-cell>
          <table:table-cell office:value-type="float" office:value="0.0160687" calcext:value-type="float">
            <text:p>0.0160687</text:p>
          </table:table-cell>
          <table:table-cell office:value-type="float" office:value="0.08667" calcext:value-type="float">
            <text:p>0.08667</text:p>
          </table:table-cell>
          <table:table-cell/>
          <table:table-cell office:value-type="string" calcext:value-type="string">
            <text:p>n25000wmin30.ukp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n25000wmin30.ukp</text:p>
          </table:table-cell>
          <table:table-cell office:value-type="float" office:value="27424" calcext:value-type="float">
            <text:p>27424</text:p>
          </table:table-cell>
          <table:table-cell office:value-type="float" office:value="8588" calcext:value-type="float">
            <text:p>8588</text:p>
          </table:table-cell>
          <table:table-cell/>
          <table:table-cell office:value-type="string" calcext:value-type="string">
            <text:p>n25000wmin30.ukp</text:p>
          </table:table-cell>
          <table:table-cell table:number-columns-repeated="2" office:value-type="float" office:value="433377601" calcext:value-type="float">
            <text:p>433377601</text:p>
          </table:table-cell>
          <table:table-cell table:formula="of:=([.N32] = [.O3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3.ukp</text:p>
          </table:table-cell>
          <table:table-cell office:value-type="float" office:value="0.180876" calcext:value-type="float">
            <text:p>0.180876</text:p>
          </table:table-cell>
          <table:table-cell office:value-type="float" office:value="0.14667" calcext:value-type="float">
            <text:p>0.14667</text:p>
          </table:table-cell>
          <table:table-cell/>
          <table:table-cell office:value-type="string" calcext:value-type="string">
            <text:p>n25000wmin3.ukp</text:p>
          </table:table-cell>
          <table:table-cell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string" calcext:value-type="string">
            <text:p>n25000wmin3.ukp</text:p>
          </table:table-cell>
          <table:table-cell office:value-type="float" office:value="1995844" calcext:value-type="float">
            <text:p>1995844</text:p>
          </table:table-cell>
          <table:table-cell office:value-type="float" office:value="22564" calcext:value-type="float">
            <text:p>22564</text:p>
          </table:table-cell>
          <table:table-cell/>
          <table:table-cell office:value-type="string" calcext:value-type="string">
            <text:p>n25000wmin3.ukp</text:p>
          </table:table-cell>
          <table:table-cell table:number-columns-repeated="2" office:value-type="float" office:value="412909030" calcext:value-type="float">
            <text:p>412909030</text:p>
          </table:table-cell>
          <table:table-cell table:formula="of:=([.N33] = [.O3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1000.ukp</text:p>
          </table:table-cell>
          <table:table-cell office:value-type="float" office:value="0.974093" calcext:value-type="float">
            <text:p>0.974093</text:p>
          </table:table-cell>
          <table:table-cell office:value-type="float" office:value="36.28666" calcext:value-type="float">
            <text:p>36.28666</text:p>
          </table:table-cell>
          <table:table-cell/>
          <table:table-cell office:value-type="string" calcext:value-type="string">
            <text:p>n30000wmin1000.ukp</text:p>
          </table:table-cell>
          <table:table-cell office:value-type="float" office:value="1.68" calcext:value-type="float">
            <text:p>1.68</text:p>
          </table:table-cell>
          <table:table-cell office:value-type="float" office:value="36.29" calcext:value-type="float">
            <text:p>36.29</text:p>
          </table:table-cell>
          <table:table-cell/>
          <table:table-cell office:value-type="string" calcext:value-type="string">
            <text:p>n30000wmin1000.ukp</text:p>
          </table:table-cell>
          <table:table-cell office:value-type="float" office:value="4692544" calcext:value-type="float">
            <text:p>4692544</text:p>
          </table:table-cell>
          <table:table-cell office:value-type="float" office:value="147164" calcext:value-type="float">
            <text:p>147164</text:p>
          </table:table-cell>
          <table:table-cell/>
          <table:table-cell office:value-type="string" calcext:value-type="string">
            <text:p>n30000wmin1000.ukp</text:p>
          </table:table-cell>
          <table:table-cell table:number-columns-repeated="2" office:value-type="float" office:value="396689566" calcext:value-type="float">
            <text:p>396689566</text:p>
          </table:table-cell>
          <table:table-cell table:formula="of:=([.N34] = [.O3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100.ukp</text:p>
          </table:table-cell>
          <table:table-cell office:value-type="float" office:value="0.229853" calcext:value-type="float">
            <text:p>0.229853</text:p>
          </table:table-cell>
          <table:table-cell office:value-type="float" office:value="0.73333" calcext:value-type="float">
            <text:p>0.73333</text:p>
          </table:table-cell>
          <table:table-cell/>
          <table:table-cell office:value-type="string" calcext:value-type="string">
            <text:p>n30000wmin100.ukp</text:p>
          </table:table-cell>
          <table:table-cell office:value-type="float" office:value="0.54" calcext:value-type="float">
            <text:p>0.54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string" calcext:value-type="string">
            <text:p>n30000wmin100.ukp</text:p>
          </table:table-cell>
          <table:table-cell office:value-type="float" office:value="1854604" calcext:value-type="float">
            <text:p>1854604</text:p>
          </table:table-cell>
          <table:table-cell office:value-type="float" office:value="20756" calcext:value-type="float">
            <text:p>20756</text:p>
          </table:table-cell>
          <table:table-cell/>
          <table:table-cell office:value-type="string" calcext:value-type="string">
            <text:p>n30000wmin100.ukp</text:p>
          </table:table-cell>
          <table:table-cell table:number-columns-repeated="2" office:value-type="float" office:value="403883049" calcext:value-type="float">
            <text:p>403883049</text:p>
          </table:table-cell>
          <table:table-cell table:formula="of:=([.N35] = [.O3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10.ukp</text:p>
          </table:table-cell>
          <table:table-cell office:value-type="float" office:value="0.00854219" calcext:value-type="float">
            <text:p>0.00854219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n30000wmin10.ukp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n30000wmin10.ukp</text:p>
          </table:table-cell>
          <table:table-cell office:value-type="float" office:value="7920" calcext:value-type="float">
            <text:p>7920</text:p>
          </table:table-cell>
          <table:table-cell office:value-type="float" office:value="7868" calcext:value-type="float">
            <text:p>7868</text:p>
          </table:table-cell>
          <table:table-cell/>
          <table:table-cell office:value-type="string" calcext:value-type="string">
            <text:p>n30000wmin10.ukp</text:p>
          </table:table-cell>
          <table:table-cell table:number-columns-repeated="2" office:value-type="float" office:value="480952303" calcext:value-type="float">
            <text:p>480952303</text:p>
          </table:table-cell>
          <table:table-cell table:formula="of:=([.N36] = [.O3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1.ukp</text:p>
          </table:table-cell>
          <table:table-cell office:value-type="float" office:value="0.00301536" calcext:value-type="float">
            <text:p>0.0030153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n30000wmin1.ukp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30000wmin1.ukp</text:p>
          </table:table-cell>
          <table:table-cell office:value-type="float" office:value="5564" calcext:value-type="float">
            <text:p>5564</text:p>
          </table:table-cell>
          <table:table-cell office:value-type="float" office:value="8220" calcext:value-type="float">
            <text:p>8220</text:p>
          </table:table-cell>
          <table:table-cell/>
          <table:table-cell office:value-type="string" calcext:value-type="string">
            <text:p>n30000wmin1.ukp</text:p>
          </table:table-cell>
          <table:table-cell table:number-columns-repeated="2" office:value-type="float" office:value="899999997" calcext:value-type="float">
            <text:p>899999997</text:p>
          </table:table-cell>
          <table:table-cell table:formula="of:=([.N37] = [.O3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3000.ukp</text:p>
          </table:table-cell>
          <table:table-cell office:value-type="float" office:value="1.31226" calcext:value-type="float">
            <text:p>1.31226</text:p>
          </table:table-cell>
          <table:table-cell office:value-type="float" office:value="1.61333" calcext:value-type="float">
            <text:p>1.61333</text:p>
          </table:table-cell>
          <table:table-cell/>
          <table:table-cell office:value-type="string" calcext:value-type="string">
            <text:p>n30000wmin3000.ukp</text:p>
          </table:table-cell>
          <table:table-cell office:value-type="float" office:value="2.01" calcext:value-type="float">
            <text:p>2.01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string" calcext:value-type="string">
            <text:p>n30000wmin3000.ukp</text:p>
          </table:table-cell>
          <table:table-cell office:value-type="float" office:value="4692628" calcext:value-type="float">
            <text:p>4692628</text:p>
          </table:table-cell>
          <table:table-cell office:value-type="float" office:value="30040" calcext:value-type="float">
            <text:p>30040</text:p>
          </table:table-cell>
          <table:table-cell/>
          <table:table-cell office:value-type="string" calcext:value-type="string">
            <text:p>n30000wmin3000.ukp</text:p>
          </table:table-cell>
          <table:table-cell table:number-columns-repeated="2" office:value-type="float" office:value="388360331" calcext:value-type="float">
            <text:p>388360331</text:p>
          </table:table-cell>
          <table:table-cell table:formula="of:=([.N38] = [.O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300.ukp</text:p>
          </table:table-cell>
          <table:table-cell office:value-type="float" office:value="0.85829" calcext:value-type="float">
            <text:p>0.85829</text:p>
          </table:table-cell>
          <table:table-cell office:value-type="float" office:value="19.90667" calcext:value-type="float">
            <text:p>19.90667</text:p>
          </table:table-cell>
          <table:table-cell/>
          <table:table-cell office:value-type="string" calcext:value-type="string">
            <text:p>n30000wmin300.ukp</text:p>
          </table:table-cell>
          <table:table-cell office:value-type="float" office:value="1.66" calcext:value-type="float">
            <text:p>1.66</text:p>
          </table:table-cell>
          <table:table-cell office:value-type="float" office:value="20.09" calcext:value-type="float">
            <text:p>20.09</text:p>
          </table:table-cell>
          <table:table-cell/>
          <table:table-cell office:value-type="string" calcext:value-type="string">
            <text:p>n30000wmin300.ukp</text:p>
          </table:table-cell>
          <table:table-cell office:value-type="float" office:value="4692544" calcext:value-type="float">
            <text:p>4692544</text:p>
          </table:table-cell>
          <table:table-cell office:value-type="float" office:value="3189964" calcext:value-type="float">
            <text:p>3189964</text:p>
          </table:table-cell>
          <table:table-cell/>
          <table:table-cell office:value-type="string" calcext:value-type="string">
            <text:p>n30000wmin300.ukp</text:p>
          </table:table-cell>
          <table:table-cell table:number-columns-repeated="2" office:value-type="float" office:value="400136215" calcext:value-type="float">
            <text:p>400136215</text:p>
          </table:table-cell>
          <table:table-cell table:formula="of:=([.N39] = [.O3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30.ukp</text:p>
          </table:table-cell>
          <table:table-cell office:value-type="float" office:value="0.170927" calcext:value-type="float">
            <text:p>0.170927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n30000wmin30.ukp</text:p>
          </table:table-cell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n30000wmin30.ukp</text:p>
          </table:table-cell>
          <table:table-cell office:value-type="float" office:value="1200472" calcext:value-type="float">
            <text:p>1200472</text:p>
          </table:table-cell>
          <table:table-cell office:value-type="float" office:value="16376" calcext:value-type="float">
            <text:p>16376</text:p>
          </table:table-cell>
          <table:table-cell/>
          <table:table-cell office:value-type="string" calcext:value-type="string">
            <text:p>n30000wmin30.ukp</text:p>
          </table:table-cell>
          <table:table-cell table:number-columns-repeated="2" office:value-type="float" office:value="407273045" calcext:value-type="float">
            <text:p>407273045</text:p>
          </table:table-cell>
          <table:table-cell table:formula="of:=([.N40] = [.O4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3.ukp</text:p>
          </table:table-cell>
          <table:table-cell office:value-type="float" office:value="0.0136258" calcext:value-type="float">
            <text:p>0.013625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n30000wmin3.ukp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30000wmin3.ukp</text:p>
          </table:table-cell>
          <table:table-cell office:value-type="float" office:value="5824" calcext:value-type="float">
            <text:p>5824</text:p>
          </table:table-cell>
          <table:table-cell office:value-type="float" office:value="8152" calcext:value-type="float">
            <text:p>8152</text:p>
          </table:table-cell>
          <table:table-cell/>
          <table:table-cell office:value-type="string" calcext:value-type="string">
            <text:p>n30000wmin3.ukp</text:p>
          </table:table-cell>
          <table:table-cell table:number-columns-repeated="2" office:value-type="float" office:value="437854840" calcext:value-type="float">
            <text:p>437854840</text:p>
          </table:table-cell>
          <table:table-cell table:formula="of:=([.N41] = [.O4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1000.ukp</text:p>
          </table:table-cell>
          <table:table-cell office:value-type="float" office:value="0.333779" calcext:value-type="float">
            <text:p>0.333779</text:p>
          </table:table-cell>
          <table:table-cell office:value-type="float" office:value="0.08667" calcext:value-type="float">
            <text:p>0.08667</text:p>
          </table:table-cell>
          <table:table-cell/>
          <table:table-cell office:value-type="string" calcext:value-type="string">
            <text:p>n5000wmin1000.ukp</text:p>
          </table:table-cell>
          <table:table-cell office:value-type="float" office:value="0.98" calcext:value-type="float">
            <text:p>0.98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n5000wmin1000.ukp</text:p>
          </table:table-cell>
          <table:table-cell office:value-type="float" office:value="4692416" calcext:value-type="float">
            <text:p>4692416</text:p>
          </table:table-cell>
          <table:table-cell office:value-type="float" office:value="24848" calcext:value-type="float">
            <text:p>24848</text:p>
          </table:table-cell>
          <table:table-cell/>
          <table:table-cell office:value-type="string" calcext:value-type="string">
            <text:p>n5000wmin1000.ukp</text:p>
          </table:table-cell>
          <table:table-cell table:number-columns-repeated="2" office:value-type="float" office:value="397827695" calcext:value-type="float">
            <text:p>397827695</text:p>
          </table:table-cell>
          <table:table-cell table:formula="of:=([.N42] = [.O4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100.ukp</text:p>
          </table:table-cell>
          <table:table-cell office:value-type="float" office:value="0.0131716" calcext:value-type="float">
            <text:p>0.013171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n5000wmin100.ukp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100.ukp</text:p>
          </table:table-cell>
          <table:table-cell office:value-type="float" office:value="122840" calcext:value-type="float">
            <text:p>122840</text:p>
          </table:table-cell>
          <table:table-cell office:value-type="float" office:value="5700" calcext:value-type="float">
            <text:p>5700</text:p>
          </table:table-cell>
          <table:table-cell/>
          <table:table-cell office:value-type="string" calcext:value-type="string">
            <text:p>n5000wmin100.ukp</text:p>
          </table:table-cell>
          <table:table-cell table:number-columns-repeated="2" office:value-type="float" office:value="418866870" calcext:value-type="float">
            <text:p>418866870</text:p>
          </table:table-cell>
          <table:table-cell table:formula="of:=([.N43] = [.O4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10.ukp</text:p>
          </table:table-cell>
          <table:table-cell office:value-type="float" office:value="0.000934165" calcext:value-type="float">
            <text:p>0.00093416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1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10.ukp</text:p>
          </table:table-cell>
          <table:table-cell office:value-type="float" office:value="5200" calcext:value-type="float">
            <text:p>5200</text:p>
          </table:table-cell>
          <table:table-cell office:value-type="float" office:value="4804" calcext:value-type="float">
            <text:p>4804</text:p>
          </table:table-cell>
          <table:table-cell/>
          <table:table-cell office:value-type="string" calcext:value-type="string">
            <text:p>n5000wmin10.ukp</text:p>
          </table:table-cell>
          <table:table-cell table:number-columns-repeated="2" office:value-type="float" office:value="575384601" calcext:value-type="float">
            <text:p>575384601</text:p>
          </table:table-cell>
          <table:table-cell table:formula="of:=([.N44] = [.O4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1.ukp</text:p>
          </table:table-cell>
          <table:table-cell office:value-type="float" office:value="0.00107802" calcext:value-type="float">
            <text:p>0.001078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1.ukp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1.ukp</text:p>
          </table:table-cell>
          <table:table-cell office:value-type="float" office:value="5124" calcext:value-type="float">
            <text:p>5124</text:p>
          </table:table-cell>
          <table:table-cell office:value-type="float" office:value="4804" calcext:value-type="float">
            <text:p>4804</text:p>
          </table:table-cell>
          <table:table-cell/>
          <table:table-cell office:value-type="string" calcext:value-type="string">
            <text:p>n5000wmin1.ukp</text:p>
          </table:table-cell>
          <table:table-cell table:number-columns-repeated="2" office:value-type="float" office:value="918181720" calcext:value-type="float">
            <text:p>918181720</text:p>
          </table:table-cell>
          <table:table-cell table:formula="of:=([.N45] = [.O4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3000.ukp</text:p>
          </table:table-cell>
          <table:table-cell office:value-type="float" office:value="0.370162" calcext:value-type="float">
            <text:p>0.370162</text:p>
          </table:table-cell>
          <table:table-cell office:value-type="float" office:value="0.32333" calcext:value-type="float">
            <text:p>0.32333</text:p>
          </table:table-cell>
          <table:table-cell/>
          <table:table-cell office:value-type="string" calcext:value-type="string">
            <text:p>n5000wmin3000.ukp</text:p>
          </table:table-cell>
          <table:table-cell office:value-type="float" office:value="1.02" calcext:value-type="float">
            <text:p>1.02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n5000wmin3000.ukp</text:p>
          </table:table-cell>
          <table:table-cell office:value-type="float" office:value="4692492" calcext:value-type="float">
            <text:p>4692492</text:p>
          </table:table-cell>
          <table:table-cell office:value-type="float" office:value="24148" calcext:value-type="float">
            <text:p>24148</text:p>
          </table:table-cell>
          <table:table-cell/>
          <table:table-cell office:value-type="string" calcext:value-type="string">
            <text:p>n5000wmin3000.ukp</text:p>
          </table:table-cell>
          <table:table-cell table:number-columns-repeated="2" office:value-type="float" office:value="391772556" calcext:value-type="float">
            <text:p>391772556</text:p>
          </table:table-cell>
          <table:table-cell table:formula="of:=([.N46] = [.O4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300.ukp</text:p>
          </table:table-cell>
          <table:table-cell office:value-type="float" office:value="0.00291408" calcext:value-type="float">
            <text:p>0.002914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30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300.ukp</text:p>
          </table:table-cell>
          <table:table-cell office:value-type="float" office:value="7996" calcext:value-type="float">
            <text:p>7996</text:p>
          </table:table-cell>
          <table:table-cell office:value-type="float" office:value="4988" calcext:value-type="float">
            <text:p>4988</text:p>
          </table:table-cell>
          <table:table-cell/>
          <table:table-cell office:value-type="string" calcext:value-type="string">
            <text:p>n5000wmin300.ukp</text:p>
          </table:table-cell>
          <table:table-cell table:number-columns-repeated="2" office:value-type="float" office:value="428885778" calcext:value-type="float">
            <text:p>428885778</text:p>
          </table:table-cell>
          <table:table-cell table:formula="of:=([.N47] = [.O4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30.ukp</text:p>
          </table:table-cell>
          <table:table-cell office:value-type="float" office:value="0.00192821" calcext:value-type="float">
            <text:p>0.0019282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3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30.ukp</text:p>
          </table:table-cell>
          <table:table-cell office:value-type="float" office:value="9620" calcext:value-type="float">
            <text:p>9620</text:p>
          </table:table-cell>
          <table:table-cell office:value-type="float" office:value="4856" calcext:value-type="float">
            <text:p>4856</text:p>
          </table:table-cell>
          <table:table-cell/>
          <table:table-cell office:value-type="string" calcext:value-type="string">
            <text:p>n5000wmin30.ukp</text:p>
          </table:table-cell>
          <table:table-cell table:number-columns-repeated="2" office:value-type="float" office:value="505302982" calcext:value-type="float">
            <text:p>505302982</text:p>
          </table:table-cell>
          <table:table-cell table:formula="of:=([.N48] = [.O4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3.ukp</text:p>
          </table:table-cell>
          <table:table-cell office:value-type="float" office:value="0.00130145" calcext:value-type="float">
            <text:p>0.001301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3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3.ukp</text:p>
          </table:table-cell>
          <table:table-cell office:value-type="float" office:value="7040" calcext:value-type="float">
            <text:p>7040</text:p>
          </table:table-cell>
          <table:table-cell office:value-type="float" office:value="4856" calcext:value-type="float">
            <text:p>4856</text:p>
          </table:table-cell>
          <table:table-cell/>
          <table:table-cell office:value-type="string" calcext:value-type="string">
            <text:p>n5000wmin3.ukp</text:p>
          </table:table-cell>
          <table:table-cell table:number-columns-repeated="2" office:value-type="float" office:value="675280876" calcext:value-type="float">
            <text:p>675280876</text:p>
          </table:table-cell>
          <table:table-cell table:formula="of:=([.N49] = [.O49])" office:value-type="boolean" office:boolean-value="true" calcext:value-type="boolean">
            <text:p>TRUE</text:p>
          </table:table-cell>
        </table:table-row>
      </table:table>
      <table:table table:name="Sheet2" table:style-name="ta1">
        <table:shapes>
          <draw:frame draw:z-index="0" draw:style-name="gr1" draw:text-style-name="P1" svg:width="160mm" svg:height="90.04mm" svg:x="0mm" svg:y="0mm">
            <draw:object draw:notify-on-update-of-ranges="Sheet1.A2:Sheet1.A49 Sheet1.B1:Sheet1.B1 Sheet1.B2:Sheet1.B49 Sheet1.C1:Sheet1.C1 Sheet1.C2:Sheet1.C4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90.04mm" svg:x="0.01mm" svg:y="94.82mm">
            <draw:object draw:notify-on-update-of-ranges="Sheet1.E2:Sheet1.E49 Sheet1.F1:Sheet1.F1 Sheet1.F2:Sheet1.F49 Sheet1.G1:Sheet1.G1 Sheet1.G2:Sheet1.G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90.04mm" svg:x="182.02mm" svg:y="0mm">
            <draw:object draw:notify-on-update-of-ranges="Sheet1.I2:Sheet1.I49 Sheet1.J1:Sheet1.J1 Sheet1.J2:Sheet1.J49 Sheet1.K1:Sheet1.K1 Sheet1.K2:Sheet1.K4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/00/0000</text:date>, <text:time style:data-style-name="N2" text:time-value="15:00:21.625172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22:48:33.769702727</meta:creation-date>
    <dc:date>2016-01-06T15:13:48.173275202</dc:date>
    <meta:editing-duration>PT40M7S</meta:editing-duration>
    <meta:editing-cycles>6</meta:editing-cycles>
    <meta:generator>LibreOffice/4.4.7.2$Linux_X86_64 LibreOffice_project/40m0$Build-2</meta:generator>
    <meta:document-statistic meta:table-count="2" meta:cell-count="63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legend chart:legend-position="end" svg:x="10.722cm" svg:y="3.755cm" style:legend-expansion="high" chart:style-name="ch2"/>
        <chart:plot-area chart:style-name="ch3" table:cell-range-address="Sheet1.A2:Sheet1.C49 Sheet1.B1:Sheet1.C1" chart:data-source-has-labels="both" svg:x="0.32cm" svg:y="0.18cm" svg:width="10.082cm" svg:height="8.645cm">
          <chartooo:coordinate-region svg:x="2.8cm" svg:y="0.18cm" svg:width="7.602cm" svg:height="5.577cm"/>
          <chart:axis chart:dimension="x" chart:name="primary-x" chart:style-name="ch4" chartooo:axis-type="auto">
            <chartooo:date-scale/>
            <chart:categories table:cell-range-address="Sheet1.A2:Sheet1.A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9" chart:label-cell-address="Sheet1.B1:Sheet1.B1" chart:class="chart:line">
            <chart:data-point chart:repeated="48"/>
          </chart:series>
          <chart:series chart:style-name="ch7" chart:values-cell-range-address="Sheet1.C2:Sheet1.C49" chart:label-cell-address="Sheet1.C1:Sheet1.C1" chart:class="chart:line"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Sheet1.B1:Sheet1.B1</svg:desc>
                </draw:g>
              </table:table-cell>
              <table:table-cell office:value-type="string">
                <text:p>Pyasukp Internal Time (seconds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10000wmin1000.ukp</text:p>
                <draw:g>
                  <svg:desc>Sheet1.A2:Sheet1.A49</svg:desc>
                </draw:g>
              </table:table-cell>
              <table:table-cell office:value-type="float" office:value="0.446389">
                <text:p>0.446389</text:p>
                <draw:g>
                  <svg:desc>Sheet1.B2:Sheet1.B49</svg:desc>
                </draw:g>
              </table:table-cell>
              <table:table-cell office:value-type="float" office:value="7.3">
                <text:p>7.3</text:p>
                <draw:g>
                  <svg:desc>Sheet1.C2:Sheet1.C49</svg:desc>
                </draw:g>
              </table:table-cell>
            </table:table-row>
            <table:table-row>
              <table:table-cell office:value-type="string">
                <text:p>n10000wmin100.ukp</text:p>
              </table:table-cell>
              <table:table-cell office:value-type="float" office:value="0.0317067">
                <text:p>0.031706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n10000wmin10.ukp</text:p>
              </table:table-cell>
              <table:table-cell office:value-type="float" office:value="0.00238544">
                <text:p>0.00238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0000wmin1.ukp</text:p>
              </table:table-cell>
              <table:table-cell office:value-type="float" office:value="0.00119991">
                <text:p>0.0011999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10000wmin3000.ukp</text:p>
              </table:table-cell>
              <table:table-cell office:value-type="float" office:value="0.576556">
                <text:p>0.576556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n10000wmin300.ukp</text:p>
              </table:table-cell>
              <table:table-cell office:value-type="float" office:value="0.426863">
                <text:p>0.426863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n10000wmin30.ukp</text:p>
              </table:table-cell>
              <table:table-cell office:value-type="float" office:value="0.00159161">
                <text:p>0.0015916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10000wmin3.ukp</text:p>
              </table:table-cell>
              <table:table-cell office:value-type="float" office:value="0.00121265">
                <text:p>0.0012126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15000wmin1000.ukp</text:p>
              </table:table-cell>
              <table:table-cell office:value-type="float" office:value="0.534755">
                <text:p>0.534755</text:p>
              </table:table-cell>
              <table:table-cell office:value-type="float" office:value="7.11667">
                <text:p>7.11667</text:p>
              </table:table-cell>
            </table:table-row>
            <table:table-row>
              <table:table-cell office:value-type="string">
                <text:p>n15000wmin100.ukp</text:p>
              </table:table-cell>
              <table:table-cell office:value-type="float" office:value="0.00679173">
                <text:p>0.0067917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n15000wmin10.ukp</text:p>
              </table:table-cell>
              <table:table-cell office:value-type="float" office:value="0.00201778">
                <text:p>0.0020177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15000wmin1.ukp</text:p>
              </table:table-cell>
              <table:table-cell office:value-type="float" office:value="0.00156307">
                <text:p>0.0015630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15000wmin3000.ukp</text:p>
              </table:table-cell>
              <table:table-cell office:value-type="float" office:value="0.53818">
                <text:p>0.53818</text:p>
              </table:table-cell>
              <table:table-cell office:value-type="float" office:value="10.67333">
                <text:p>10.67333</text:p>
              </table:table-cell>
            </table:table-row>
            <table:table-row>
              <table:table-cell office:value-type="string">
                <text:p>n15000wmin300.ukp</text:p>
              </table:table-cell>
              <table:table-cell office:value-type="float" office:value="0.412557">
                <text:p>0.41255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n15000wmin30.ukp</text:p>
              </table:table-cell>
              <table:table-cell office:value-type="float" office:value="0.00215521">
                <text:p>0.0021552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15000wmin3.ukp</text:p>
              </table:table-cell>
              <table:table-cell office:value-type="float" office:value="0.00155694">
                <text:p>0.0015569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20000wmin1000.ukp</text:p>
              </table:table-cell>
              <table:table-cell office:value-type="float" office:value="0.66881">
                <text:p>0.66881</text:p>
              </table:table-cell>
              <table:table-cell office:value-type="float" office:value="17.01333">
                <text:p>17.01333</text:p>
              </table:table-cell>
            </table:table-row>
            <table:table-row>
              <table:table-cell office:value-type="string">
                <text:p>n20000wmin100.ukp</text:p>
              </table:table-cell>
              <table:table-cell office:value-type="float" office:value="0.0586818">
                <text:p>0.0586818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n20000wmin10.ukp</text:p>
              </table:table-cell>
              <table:table-cell office:value-type="float" office:value="0.0483545">
                <text:p>0.0483545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n20000wmin1.ukp</text:p>
              </table:table-cell>
              <table:table-cell office:value-type="float" office:value="0.00226553">
                <text:p>0.0022655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20000wmin3000.ukp</text:p>
              </table:table-cell>
              <table:table-cell office:value-type="float" office:value="0.76679">
                <text:p>0.76679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string">
                <text:p>n20000wmin300.ukp</text:p>
              </table:table-cell>
              <table:table-cell office:value-type="float" office:value="0.634638">
                <text:p>0.634638</text:p>
              </table:table-cell>
              <table:table-cell office:value-type="float" office:value="15.41">
                <text:p>15.41</text:p>
              </table:table-cell>
            </table:table-row>
            <table:table-row>
              <table:table-cell office:value-type="string">
                <text:p>n20000wmin30.ukp</text:p>
              </table:table-cell>
              <table:table-cell office:value-type="float" office:value="0.0563093">
                <text:p>0.056309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n20000wmin3.ukp</text:p>
              </table:table-cell>
              <table:table-cell office:value-type="float" office:value="0.00315326">
                <text:p>0.0031532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25000wmin1000.ukp</text:p>
              </table:table-cell>
              <table:table-cell office:value-type="float" office:value="0.706605">
                <text:p>0.706605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n25000wmin100.ukp</text:p>
              </table:table-cell>
              <table:table-cell office:value-type="float" office:value="0.0464775">
                <text:p>0.0464775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n25000wmin10.ukp</text:p>
              </table:table-cell>
              <table:table-cell office:value-type="float" office:value="0.00280772">
                <text:p>0.0028077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n25000wmin1.ukp</text:p>
              </table:table-cell>
              <table:table-cell office:value-type="float" office:value="0.00337723">
                <text:p>0.0033772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n25000wmin3000.ukp</text:p>
              </table:table-cell>
              <table:table-cell office:value-type="float" office:value="0.877611">
                <text:p>0.877611</text:p>
              </table:table-cell>
              <table:table-cell office:value-type="float" office:value="51.98666">
                <text:p>51.98666</text:p>
              </table:table-cell>
            </table:table-row>
            <table:table-row>
              <table:table-cell office:value-type="string">
                <text:p>n25000wmin300.ukp</text:p>
              </table:table-cell>
              <table:table-cell office:value-type="float" office:value="0.39134">
                <text:p>0.39134</text:p>
              </table:table-cell>
              <table:table-cell office:value-type="float" office:value="0.50667">
                <text:p>0.50667</text:p>
              </table:table-cell>
            </table:table-row>
            <table:table-row>
              <table:table-cell office:value-type="string">
                <text:p>n25000wmin30.ukp</text:p>
              </table:table-cell>
              <table:table-cell office:value-type="float" office:value="0.0160687">
                <text:p>0.0160687</text:p>
              </table:table-cell>
              <table:table-cell office:value-type="float" office:value="0.08667">
                <text:p>0.08667</text:p>
              </table:table-cell>
            </table:table-row>
            <table:table-row>
              <table:table-cell office:value-type="string">
                <text:p>n25000wmin3.ukp</text:p>
              </table:table-cell>
              <table:table-cell office:value-type="float" office:value="0.180876">
                <text:p>0.180876</text:p>
              </table:table-cell>
              <table:table-cell office:value-type="float" office:value="0.14667">
                <text:p>0.14667</text:p>
              </table:table-cell>
            </table:table-row>
            <table:table-row>
              <table:table-cell office:value-type="string">
                <text:p>n30000wmin1000.ukp</text:p>
              </table:table-cell>
              <table:table-cell office:value-type="float" office:value="0.974093">
                <text:p>0.974093</text:p>
              </table:table-cell>
              <table:table-cell office:value-type="float" office:value="36.28666">
                <text:p>36.28666</text:p>
              </table:table-cell>
            </table:table-row>
            <table:table-row>
              <table:table-cell office:value-type="string">
                <text:p>n30000wmin100.ukp</text:p>
              </table:table-cell>
              <table:table-cell office:value-type="float" office:value="0.229853">
                <text:p>0.229853</text:p>
              </table:table-cell>
              <table:table-cell office:value-type="float" office:value="0.73333">
                <text:p>0.73333</text:p>
              </table:table-cell>
            </table:table-row>
            <table:table-row>
              <table:table-cell office:value-type="string">
                <text:p>n30000wmin10.ukp</text:p>
              </table:table-cell>
              <table:table-cell office:value-type="float" office:value="0.00854219">
                <text:p>0.0085421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n30000wmin1.ukp</text:p>
              </table:table-cell>
              <table:table-cell office:value-type="float" office:value="0.00301536">
                <text:p>0.0030153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n30000wmin3000.ukp</text:p>
              </table:table-cell>
              <table:table-cell office:value-type="float" office:value="1.31226">
                <text:p>1.31226</text:p>
              </table:table-cell>
              <table:table-cell office:value-type="float" office:value="1.61333">
                <text:p>1.61333</text:p>
              </table:table-cell>
            </table:table-row>
            <table:table-row>
              <table:table-cell office:value-type="string">
                <text:p>n30000wmin300.ukp</text:p>
              </table:table-cell>
              <table:table-cell office:value-type="float" office:value="0.85829">
                <text:p>0.85829</text:p>
              </table:table-cell>
              <table:table-cell office:value-type="float" office:value="19.90667">
                <text:p>19.90667</text:p>
              </table:table-cell>
            </table:table-row>
            <table:table-row>
              <table:table-cell office:value-type="string">
                <text:p>n30000wmin30.ukp</text:p>
              </table:table-cell>
              <table:table-cell office:value-type="float" office:value="0.170927">
                <text:p>0.17092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n30000wmin3.ukp</text:p>
              </table:table-cell>
              <table:table-cell office:value-type="float" office:value="0.0136258">
                <text:p>0.013625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n5000wmin1000.ukp</text:p>
              </table:table-cell>
              <table:table-cell office:value-type="float" office:value="0.333779">
                <text:p>0.333779</text:p>
              </table:table-cell>
              <table:table-cell office:value-type="float" office:value="0.08667">
                <text:p>0.08667</text:p>
              </table:table-cell>
            </table:table-row>
            <table:table-row>
              <table:table-cell office:value-type="string">
                <text:p>n5000wmin100.ukp</text:p>
              </table:table-cell>
              <table:table-cell office:value-type="float" office:value="0.0131716">
                <text:p>0.013171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n5000wmin10.ukp</text:p>
              </table:table-cell>
              <table:table-cell office:value-type="float" office:value="0.000934165">
                <text:p>0.000934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1.ukp</text:p>
              </table:table-cell>
              <table:table-cell office:value-type="float" office:value="0.00107802">
                <text:p>0.00107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3000.ukp</text:p>
              </table:table-cell>
              <table:table-cell office:value-type="float" office:value="0.370162">
                <text:p>0.370162</text:p>
              </table:table-cell>
              <table:table-cell office:value-type="float" office:value="0.32333">
                <text:p>0.32333</text:p>
              </table:table-cell>
            </table:table-row>
            <table:table-row>
              <table:table-cell office:value-type="string">
                <text:p>n5000wmin300.ukp</text:p>
              </table:table-cell>
              <table:table-cell office:value-type="float" office:value="0.00291408">
                <text:p>0.00291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30.ukp</text:p>
              </table:table-cell>
              <table:table-cell office:value-type="float" office:value="0.00192821">
                <text:p>0.00192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3.ukp</text:p>
              </table:table-cell>
              <table:table-cell office:value-type="float" office:value="0.00130145">
                <text:p>0.0013014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0.562cm" svg:y="3.755cm" style:legend-expansion="high" chart:style-name="ch2"/>
        <chart:plot-area chart:style-name="ch3" table:cell-range-address="Sheet1.E2:Sheet1.G49 Sheet1.F1:Sheet1.G1" chart:data-source-has-labels="both" svg:x="0.32cm" svg:y="0.18cm" svg:width="9.922cm" svg:height="8.645cm">
          <chartooo:coordinate-region svg:x="0.941cm" svg:y="0.379cm" svg:width="9.114cm" svg:height="7.799cm"/>
          <chart:axis chart:dimension="x" chart:name="primary-x" chart:style-name="ch4" chartooo:axis-type="auto">
            <chart:categories table:cell-range-address="Sheet1.E2:Sheet1.E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49" chart:label-cell-address="Sheet1.F1:Sheet1.F1" chart:class="chart:scatter">
            <chart:data-point chart:repeated="48"/>
          </chart:series>
          <chart:series chart:style-name="ch7" chart:values-cell-range-address="Sheet1.G2:Sheet1.G49" chart:label-cell-address="Sheet1.G1:Sheet1.G1" chart:class="chart:scatter"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External Time (seconds)</text:p>
                <draw:g>
                  <svg:desc>Sheet1.F1:Sheet1.F1</svg:desc>
                </draw:g>
              </table:table-cell>
              <table:table-cell office:value-type="string">
                <text:p>Pyasukp External Time (seconds)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10000wmin1000.ukp</text:p>
                <draw:g>
                  <svg:desc>Sheet1.E2:Sheet1.E49</svg:desc>
                </draw:g>
              </table:table-cell>
              <table:table-cell office:value-type="float" office:value="1.12">
                <text:p>1.12</text:p>
                <draw:g>
                  <svg:desc>Sheet1.F2:Sheet1.F49</svg:desc>
                </draw:g>
              </table:table-cell>
              <table:table-cell office:value-type="float" office:value="7.31">
                <text:p>7.31</text:p>
                <draw:g>
                  <svg:desc>Sheet1.G2:Sheet1.G49</svg:desc>
                </draw:g>
              </table:table-cell>
            </table:table-row>
            <table:table-row>
              <table:table-cell office:value-type="string">
                <text:p>n10000wmin100.ukp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10000wmin10.ukp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0000wmin1.ukp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0000wmin3000.ukp</text:p>
              </table:table-cell>
              <table:table-cell office:value-type="float" office:value="1.27">
                <text:p>1.2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n10000wmin300.ukp</text:p>
              </table:table-cell>
              <table:table-cell office:value-type="float" office:value="1.09">
                <text:p>1.09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n10000wmin30.ukp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0000wmin3.ukp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5000wmin1000.ukp</text:p>
              </table:table-cell>
              <table:table-cell office:value-type="float" office:value="1.2">
                <text:p>1.2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n15000wmin100.ukp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15000wmin10.ukp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5000wmin1.ukp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5000wmin3000.ukp</text:p>
              </table:table-cell>
              <table:table-cell office:value-type="float" office:value="1.2">
                <text:p>1.2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n15000wmin300.ukp</text:p>
              </table:table-cell>
              <table:table-cell office:value-type="float" office:value="1.08">
                <text:p>1.0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n15000wmin30.ukp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5000wmin3.ukp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20000wmin1000.ukp</text:p>
              </table:table-cell>
              <table:table-cell office:value-type="float" office:value="1.36">
                <text:p>1.36</text:p>
              </table:table-cell>
              <table:table-cell office:value-type="float" office:value="17.02">
                <text:p>17.02</text:p>
              </table:table-cell>
            </table:table-row>
            <table:table-row>
              <table:table-cell office:value-type="string">
                <text:p>n20000wmin100.ukp</text:p>
              </table:table-cell>
              <table:table-cell office:value-type="float" office:value="0.15">
                <text:p>0.1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n20000wmin10.ukp</text:p>
              </table:table-cell>
              <table:table-cell office:value-type="float" office:value="0.14">
                <text:p>0.1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n20000wmin1.ukp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20000wmin3000.ukp</text:p>
              </table:table-cell>
              <table:table-cell office:value-type="float" office:value="1.47">
                <text:p>1.47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string">
                <text:p>n20000wmin300.ukp</text:p>
              </table:table-cell>
              <table:table-cell office:value-type="float" office:value="1.31">
                <text:p>1.31</text:p>
              </table:table-cell>
              <table:table-cell office:value-type="float" office:value="15.41">
                <text:p>15.41</text:p>
              </table:table-cell>
            </table:table-row>
            <table:table-row>
              <table:table-cell office:value-type="string">
                <text:p>n20000wmin30.ukp</text:p>
              </table:table-cell>
              <table:table-cell office:value-type="float" office:value="0.18">
                <text:p>0.1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n20000wmin3.ukp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25000wmin1000.ukp</text:p>
              </table:table-cell>
              <table:table-cell office:value-type="float" office:value="1.39">
                <text:p>1.3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n25000wmin100.ukp</text:p>
              </table:table-cell>
              <table:table-cell office:value-type="float" office:value="0.1">
                <text:p>0.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n25000wmin10.ukp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25000wmin1.ukp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25000wmin3000.ukp</text:p>
              </table:table-cell>
              <table:table-cell office:value-type="float" office:value="1.58">
                <text:p>1.58</text:p>
              </table:table-cell>
              <table:table-cell office:value-type="float" office:value="51.96">
                <text:p>51.96</text:p>
              </table:table-cell>
            </table:table-row>
            <table:table-row>
              <table:table-cell office:value-type="string">
                <text:p>n25000wmin300.ukp</text:p>
              </table:table-cell>
              <table:table-cell office:value-type="float" office:value="1.07">
                <text:p>1.0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n25000wmin30.ukp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n25000wmin3.ukp</text:p>
              </table:table-cell>
              <table:table-cell office:value-type="float" office:value="0.5">
                <text:p>0.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n30000wmin1000.ukp</text:p>
              </table:table-cell>
              <table:table-cell office:value-type="float" office:value="1.68">
                <text:p>1.68</text:p>
              </table:table-cell>
              <table:table-cell office:value-type="float" office:value="36.29">
                <text:p>36.29</text:p>
              </table:table-cell>
            </table:table-row>
            <table:table-row>
              <table:table-cell office:value-type="string">
                <text:p>n30000wmin100.ukp</text:p>
              </table:table-cell>
              <table:table-cell office:value-type="float" office:value="0.54">
                <text:p>0.5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n30000wmin10.ukp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n30000wmin1.ukp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30000wmin3000.ukp</text:p>
              </table:table-cell>
              <table:table-cell office:value-type="float" office:value="2.01">
                <text:p>2.01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n30000wmin300.ukp</text:p>
              </table:table-cell>
              <table:table-cell office:value-type="float" office:value="1.66">
                <text:p>1.66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n30000wmin30.ukp</text:p>
              </table:table-cell>
              <table:table-cell office:value-type="float" office:value="0.4">
                <text:p>0.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n30000wmin3.ukp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5000wmin1000.ukp</text:p>
              </table:table-cell>
              <table:table-cell office:value-type="float" office:value="0.98">
                <text:p>0.9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n5000wmin100.ukp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10.ukp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1.ukp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3000.ukp</text:p>
              </table:table-cell>
              <table:table-cell office:value-type="float" office:value="1.02">
                <text:p>1.0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n5000wmin300.ukp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30.ukp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3.ukp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0.185cm" svg:y="3.755cm" style:legend-expansion="high" chart:style-name="ch2"/>
        <chart:plot-area chart:style-name="ch3" table:cell-range-address="Sheet1.I2:Sheet1.K49 Sheet1.J1:Sheet1.K1" chart:data-source-has-labels="both" svg:x="0.32cm" svg:y="0.18cm" svg:width="9.545cm" svg:height="8.645cm">
          <chartooo:coordinate-region svg:x="1.867cm" svg:y="0.379cm" svg:width="7.811cm" svg:height="7.799cm"/>
          <chart:axis chart:dimension="x" chart:name="primary-x" chart:style-name="ch4" chartooo:axis-type="auto">
            <chart:categories table:cell-range-address="Sheet1.I2:Sheet1.I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49" chart:label-cell-address="Sheet1.J1:Sheet1.J1" chart:class="chart:scatter">
            <chart:data-point chart:repeated="48"/>
          </chart:series>
          <chart:series chart:style-name="ch7" chart:values-cell-range-address="Sheet1.K2:Sheet1.K49" chart:label-cell-address="Sheet1.K1:Sheet1.K1" chart:class="chart:scatter"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Max Memory Use (Kb)</text:p>
                <draw:g>
                  <svg:desc>Sheet1.J1:Sheet1.J1</svg:desc>
                </draw:g>
              </table:table-cell>
              <table:table-cell office:value-type="string">
                <text:p>Pyasukp Max Memory Use (Kb)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10000wmin1000.ukp</text:p>
                <draw:g>
                  <svg:desc>Sheet1.I2:Sheet1.I49</svg:desc>
                </draw:g>
              </table:table-cell>
              <table:table-cell office:value-type="float" office:value="4692456">
                <text:p>4692456</text:p>
                <draw:g>
                  <svg:desc>Sheet1.J2:Sheet1.J49</svg:desc>
                </draw:g>
              </table:table-cell>
              <table:table-cell office:value-type="float" office:value="44348">
                <text:p>44348</text:p>
                <draw:g>
                  <svg:desc>Sheet1.K2:Sheet1.K49</svg:desc>
                </draw:g>
              </table:table-cell>
            </table:table-row>
            <table:table-row>
              <table:table-cell office:value-type="string">
                <text:p>n10000wmin100.ukp</text:p>
              </table:table-cell>
              <table:table-cell office:value-type="float" office:value="247676">
                <text:p>247676</text:p>
              </table:table-cell>
              <table:table-cell office:value-type="float" office:value="7752">
                <text:p>7752</text:p>
              </table:table-cell>
            </table:table-row>
            <table:table-row>
              <table:table-cell office:value-type="string">
                <text:p>n10000wmin10.ukp</text:p>
              </table:table-cell>
              <table:table-cell office:value-type="float" office:value="5300">
                <text:p>5300</text:p>
              </table:table-cell>
              <table:table-cell office:value-type="float" office:value="5172">
                <text:p>5172</text:p>
              </table:table-cell>
            </table:table-row>
            <table:table-row>
              <table:table-cell office:value-type="string">
                <text:p>n10000wmin1.ukp</text:p>
              </table:table-cell>
              <table:table-cell office:value-type="float" office:value="5100">
                <text:p>5100</text:p>
              </table:table-cell>
              <table:table-cell office:value-type="float" office:value="5264">
                <text:p>5264</text:p>
              </table:table-cell>
            </table:table-row>
            <table:table-row>
              <table:table-cell office:value-type="string">
                <text:p>n10000wmin3000.ukp</text:p>
              </table:table-cell>
              <table:table-cell office:value-type="float" office:value="4692456">
                <text:p>4692456</text:p>
              </table:table-cell>
              <table:table-cell office:value-type="float" office:value="305636">
                <text:p>305636</text:p>
              </table:table-cell>
            </table:table-row>
            <table:table-row>
              <table:table-cell office:value-type="string">
                <text:p>n10000wmin300.ukp</text:p>
              </table:table-cell>
              <table:table-cell office:value-type="float" office:value="4692312">
                <text:p>4692312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string">
                <text:p>n10000wmin30.ukp</text:p>
              </table:table-cell>
              <table:table-cell office:value-type="float" office:value="5092">
                <text:p>5092</text:p>
              </table:table-cell>
              <table:table-cell office:value-type="float" office:value="5180">
                <text:p>5180</text:p>
              </table:table-cell>
            </table:table-row>
            <table:table-row>
              <table:table-cell office:value-type="string">
                <text:p>n10000wmin3.ukp</text:p>
              </table:table-cell>
              <table:table-cell office:value-type="float" office:value="5052">
                <text:p>5052</text:p>
              </table:table-cell>
              <table:table-cell office:value-type="float" office:value="5192">
                <text:p>5192</text:p>
              </table:table-cell>
            </table:table-row>
            <table:table-row>
              <table:table-cell office:value-type="string">
                <text:p>n15000wmin1000.ukp</text:p>
              </table:table-cell>
              <table:table-cell office:value-type="float" office:value="4692412">
                <text:p>4692412</text:p>
              </table:table-cell>
              <table:table-cell office:value-type="float" office:value="27108">
                <text:p>27108</text:p>
              </table:table-cell>
            </table:table-row>
            <table:table-row>
              <table:table-cell office:value-type="string">
                <text:p>n15000wmin100.ukp</text:p>
              </table:table-cell>
              <table:table-cell office:value-type="float" office:value="6472">
                <text:p>6472</text:p>
              </table:table-cell>
              <table:table-cell office:value-type="float" office:value="5548">
                <text:p>5548</text:p>
              </table:table-cell>
            </table:table-row>
            <table:table-row>
              <table:table-cell office:value-type="string">
                <text:p>n15000wmin10.ukp</text:p>
              </table:table-cell>
              <table:table-cell office:value-type="float" office:value="5636">
                <text:p>5636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string">
                <text:p>n15000wmin1.ukp</text:p>
              </table:table-cell>
              <table:table-cell office:value-type="float" office:value="5424">
                <text:p>5424</text:p>
              </table:table-cell>
              <table:table-cell office:value-type="float" office:value="5384">
                <text:p>5384</text:p>
              </table:table-cell>
            </table:table-row>
            <table:table-row>
              <table:table-cell office:value-type="string">
                <text:p>n15000wmin3000.ukp</text:p>
              </table:table-cell>
              <table:table-cell office:value-type="float" office:value="4692456">
                <text:p>4692456</text:p>
              </table:table-cell>
              <table:table-cell office:value-type="float" office:value="33460">
                <text:p>33460</text:p>
              </table:table-cell>
            </table:table-row>
            <table:table-row>
              <table:table-cell office:value-type="string">
                <text:p>n15000wmin300.ukp</text:p>
              </table:table-cell>
              <table:table-cell office:value-type="float" office:value="4692484">
                <text:p>4692484</text:p>
              </table:table-cell>
              <table:table-cell office:value-type="float" office:value="25300">
                <text:p>25300</text:p>
              </table:table-cell>
            </table:table-row>
            <table:table-row>
              <table:table-cell office:value-type="string">
                <text:p>n15000wmin30.ukp</text:p>
              </table:table-cell>
              <table:table-cell office:value-type="float" office:value="5196">
                <text:p>5196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n15000wmin3.ukp</text:p>
              </table:table-cell>
              <table:table-cell office:value-type="float" office:value="5376">
                <text:p>5376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n20000wmin1000.ukp</text:p>
              </table:table-cell>
              <table:table-cell office:value-type="float" office:value="4692664">
                <text:p>4692664</text:p>
              </table:table-cell>
              <table:table-cell office:value-type="float" office:value="108520">
                <text:p>108520</text:p>
              </table:table-cell>
            </table:table-row>
            <table:table-row>
              <table:table-cell office:value-type="string">
                <text:p>n20000wmin100.ukp</text:p>
              </table:table-cell>
              <table:table-cell office:value-type="float" office:value="393080">
                <text:p>393080</text:p>
              </table:table-cell>
              <table:table-cell office:value-type="float" office:value="8720">
                <text:p>8720</text:p>
              </table:table-cell>
            </table:table-row>
            <table:table-row>
              <table:table-cell office:value-type="string">
                <text:p>n20000wmin10.ukp</text:p>
              </table:table-cell>
              <table:table-cell office:value-type="float" office:value="355560">
                <text:p>355560</text:p>
              </table:table-cell>
              <table:table-cell office:value-type="float" office:value="8688">
                <text:p>8688</text:p>
              </table:table-cell>
            </table:table-row>
            <table:table-row>
              <table:table-cell office:value-type="string">
                <text:p>n20000wmin1.ukp</text:p>
              </table:table-cell>
              <table:table-cell office:value-type="float" office:value="5316">
                <text:p>5316</text:p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string">
                <text:p>n20000wmin3000.ukp</text:p>
              </table:table-cell>
              <table:table-cell office:value-type="float" office:value="4692492">
                <text:p>4692492</text:p>
              </table:table-cell>
              <table:table-cell office:value-type="float" office:value="240428">
                <text:p>240428</text:p>
              </table:table-cell>
            </table:table-row>
            <table:table-row>
              <table:table-cell office:value-type="string">
                <text:p>n20000wmin300.ukp</text:p>
              </table:table-cell>
              <table:table-cell office:value-type="float" office:value="4692732">
                <text:p>4692732</text:p>
              </table:table-cell>
              <table:table-cell office:value-type="float" office:value="30900">
                <text:p>30900</text:p>
              </table:table-cell>
            </table:table-row>
            <table:table-row>
              <table:table-cell office:value-type="string">
                <text:p>n20000wmin30.ukp</text:p>
              </table:table-cell>
              <table:table-cell office:value-type="float" office:value="587856">
                <text:p>587856</text:p>
              </table:table-cell>
              <table:table-cell office:value-type="float" office:value="9504">
                <text:p>9504</text:p>
              </table:table-cell>
            </table:table-row>
            <table:table-row>
              <table:table-cell office:value-type="string">
                <text:p>n20000wmin3.ukp</text:p>
              </table:table-cell>
              <table:table-cell office:value-type="float" office:value="5292">
                <text:p>5292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n25000wmin1000.ukp</text:p>
              </table:table-cell>
              <table:table-cell office:value-type="float" office:value="4692664">
                <text:p>4692664</text:p>
              </table:table-cell>
              <table:table-cell office:value-type="float" office:value="25560">
                <text:p>25560</text:p>
              </table:table-cell>
            </table:table-row>
            <table:table-row>
              <table:table-cell office:value-type="string">
                <text:p>n25000wmin100.ukp</text:p>
              </table:table-cell>
              <table:table-cell office:value-type="float" office:value="56432">
                <text:p>56432</text:p>
              </table:table-cell>
              <table:table-cell office:value-type="float" office:value="8800">
                <text:p>8800</text:p>
              </table:table-cell>
            </table:table-row>
            <table:table-row>
              <table:table-cell office:value-type="string">
                <text:p>n25000wmin10.ukp</text:p>
              </table:table-cell>
              <table:table-cell office:value-type="float" office:value="5624">
                <text:p>5624</text:p>
              </table:table-cell>
              <table:table-cell office:value-type="float" office:value="8188">
                <text:p>8188</text:p>
              </table:table-cell>
            </table:table-row>
            <table:table-row>
              <table:table-cell office:value-type="string">
                <text:p>n25000wmin1.ukp</text:p>
              </table:table-cell>
              <table:table-cell office:value-type="float" office:value="5452">
                <text:p>5452</text:p>
              </table:table-cell>
              <table:table-cell office:value-type="float" office:value="8644">
                <text:p>8644</text:p>
              </table:table-cell>
            </table:table-row>
            <table:table-row>
              <table:table-cell office:value-type="string">
                <text:p>n25000wmin3000.ukp</text:p>
              </table:table-cell>
              <table:table-cell office:value-type="float" office:value="4692668">
                <text:p>4692668</text:p>
              </table:table-cell>
              <table:table-cell office:value-type="float" office:value="56356">
                <text:p>56356</text:p>
              </table:table-cell>
            </table:table-row>
            <table:table-row>
              <table:table-cell office:value-type="string">
                <text:p>n25000wmin300.ukp</text:p>
              </table:table-cell>
              <table:table-cell office:value-type="float" office:value="4692516">
                <text:p>4692516</text:p>
              </table:table-cell>
              <table:table-cell office:value-type="float" office:value="29628">
                <text:p>29628</text:p>
              </table:table-cell>
            </table:table-row>
            <table:table-row>
              <table:table-cell office:value-type="string">
                <text:p>n25000wmin30.ukp</text:p>
              </table:table-cell>
              <table:table-cell office:value-type="float" office:value="27424">
                <text:p>27424</text:p>
              </table:table-cell>
              <table:table-cell office:value-type="float" office:value="8588">
                <text:p>8588</text:p>
              </table:table-cell>
            </table:table-row>
            <table:table-row>
              <table:table-cell office:value-type="string">
                <text:p>n25000wmin3.ukp</text:p>
              </table:table-cell>
              <table:table-cell office:value-type="float" office:value="1995844">
                <text:p>1995844</text:p>
              </table:table-cell>
              <table:table-cell office:value-type="float" office:value="22564">
                <text:p>22564</text:p>
              </table:table-cell>
            </table:table-row>
            <table:table-row>
              <table:table-cell office:value-type="string">
                <text:p>n30000wmin1000.ukp</text:p>
              </table:table-cell>
              <table:table-cell office:value-type="float" office:value="4692544">
                <text:p>4692544</text:p>
              </table:table-cell>
              <table:table-cell office:value-type="float" office:value="147164">
                <text:p>147164</text:p>
              </table:table-cell>
            </table:table-row>
            <table:table-row>
              <table:table-cell office:value-type="string">
                <text:p>n30000wmin100.ukp</text:p>
              </table:table-cell>
              <table:table-cell office:value-type="float" office:value="1854604">
                <text:p>185460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n30000wmin10.ukp</text:p>
              </table:table-cell>
              <table:table-cell office:value-type="float" office:value="7920">
                <text:p>7920</text:p>
              </table:table-cell>
              <table:table-cell office:value-type="float" office:value="7868">
                <text:p>7868</text:p>
              </table:table-cell>
            </table:table-row>
            <table:table-row>
              <table:table-cell office:value-type="string">
                <text:p>n30000wmin1.ukp</text:p>
              </table:table-cell>
              <table:table-cell office:value-type="float" office:value="5564">
                <text:p>5564</text:p>
              </table:table-cell>
              <table:table-cell office:value-type="float" office:value="8220">
                <text:p>8220</text:p>
              </table:table-cell>
            </table:table-row>
            <table:table-row>
              <table:table-cell office:value-type="string">
                <text:p>n30000wmin3000.ukp</text:p>
              </table:table-cell>
              <table:table-cell office:value-type="float" office:value="4692628">
                <text:p>4692628</text:p>
              </table:table-cell>
              <table:table-cell office:value-type="float" office:value="30040">
                <text:p>30040</text:p>
              </table:table-cell>
            </table:table-row>
            <table:table-row>
              <table:table-cell office:value-type="string">
                <text:p>n30000wmin300.ukp</text:p>
              </table:table-cell>
              <table:table-cell office:value-type="float" office:value="4692544">
                <text:p>4692544</text:p>
              </table:table-cell>
              <table:table-cell office:value-type="float" office:value="3189964">
                <text:p>3189964</text:p>
              </table:table-cell>
            </table:table-row>
            <table:table-row>
              <table:table-cell office:value-type="string">
                <text:p>n30000wmin30.ukp</text:p>
              </table:table-cell>
              <table:table-cell office:value-type="float" office:value="1200472">
                <text:p>1200472</text:p>
              </table:table-cell>
              <table:table-cell office:value-type="float" office:value="16376">
                <text:p>16376</text:p>
              </table:table-cell>
            </table:table-row>
            <table:table-row>
              <table:table-cell office:value-type="string">
                <text:p>n30000wmin3.ukp</text:p>
              </table:table-cell>
              <table:table-cell office:value-type="float" office:value="5824">
                <text:p>5824</text:p>
              </table:table-cell>
              <table:table-cell office:value-type="float" office:value="8152">
                <text:p>8152</text:p>
              </table:table-cell>
            </table:table-row>
            <table:table-row>
              <table:table-cell office:value-type="string">
                <text:p>n5000wmin1000.ukp</text:p>
              </table:table-cell>
              <table:table-cell office:value-type="float" office:value="4692416">
                <text:p>4692416</text:p>
              </table:table-cell>
              <table:table-cell office:value-type="float" office:value="24848">
                <text:p>24848</text:p>
              </table:table-cell>
            </table:table-row>
            <table:table-row>
              <table:table-cell office:value-type="string">
                <text:p>n5000wmin100.ukp</text:p>
              </table:table-cell>
              <table:table-cell office:value-type="float" office:value="122840">
                <text:p>122840</text:p>
              </table:table-cell>
              <table:table-cell office:value-type="float" office:value="5700">
                <text:p>5700</text:p>
              </table:table-cell>
            </table:table-row>
            <table:table-row>
              <table:table-cell office:value-type="string">
                <text:p>n5000wmin10.ukp</text:p>
              </table:table-cell>
              <table:table-cell office:value-type="float" office:value="5200">
                <text:p>5200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string">
                <text:p>n5000wmin1.ukp</text:p>
              </table:table-cell>
              <table:table-cell office:value-type="float" office:value="5124">
                <text:p>5124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string">
                <text:p>n5000wmin3000.ukp</text:p>
              </table:table-cell>
              <table:table-cell office:value-type="float" office:value="4692492">
                <text:p>4692492</text:p>
              </table:table-cell>
              <table:table-cell office:value-type="float" office:value="24148">
                <text:p>24148</text:p>
              </table:table-cell>
            </table:table-row>
            <table:table-row>
              <table:table-cell office:value-type="string">
                <text:p>n5000wmin300.ukp</text:p>
              </table:table-cell>
              <table:table-cell office:value-type="float" office:value="7996">
                <text:p>7996</text:p>
              </table:table-cell>
              <table:table-cell office:value-type="float" office:value="4988">
                <text:p>4988</text:p>
              </table:table-cell>
            </table:table-row>
            <table:table-row>
              <table:table-cell office:value-type="string">
                <text:p>n5000wmin30.ukp</text:p>
              </table:table-cell>
              <table:table-cell office:value-type="float" office:value="9620">
                <text:p>9620</text:p>
              </table:table-cell>
              <table:table-cell office:value-type="float" office:value="4856">
                <text:p>4856</text:p>
              </table:table-cell>
            </table:table-row>
            <table:table-row>
              <table:table-cell office:value-type="string">
                <text:p>n5000wmin3.ukp</text:p>
              </table:table-cell>
              <table:table-cell office:value-type="float" office:value="7040">
                <text:p>7040</text:p>
              </table:table-cell>
              <table:table-cell office:value-type="float" office:value="4856">
                <text:p>48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